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JARDOTTY" svg:font-family="JARDOTTY"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6cm" fo:margin-bottom="0.106cm" loext:contextual-spacing="false" style:line-height-at-least="0.353cm" fo:text-align="start" style:justify-single-word="false"/>
      <style:text-properties fo:font-size="14pt" officeooo:paragraph-rsid="000515e9" style:font-size-asian="14pt" style:font-size-complex="14pt"/>
    </style:style>
    <style:style style:name="P2" style:family="paragraph" style:parent-style-name="Standard">
      <style:paragraph-properties fo:margin-top="0.106cm" fo:margin-bottom="0.106cm" loext:contextual-spacing="false" style:line-height-at-least="0.353cm" fo:text-align="start" style:justify-single-word="false"/>
      <style:text-properties fo:font-size="14pt" officeooo:rsid="000515e9" officeooo:paragraph-rsid="000515e9" style:font-size-asian="14pt" style:font-size-complex="14pt"/>
    </style:style>
    <style:style style:name="P3" style:family="paragraph" style:parent-style-name="Standard">
      <style:paragraph-properties fo:margin-top="0.106cm" fo:margin-bottom="0.106cm" loext:contextual-spacing="false" style:line-height-at-least="0.353cm" fo:text-align="start" style:justify-single-word="false"/>
      <style:text-properties style:font-name="Streetwear" fo:font-size="22pt" officeooo:rsid="000515e9" officeooo:paragraph-rsid="000515e9" style:font-size-asian="22pt" style:font-size-complex="22pt"/>
    </style:style>
    <style:style style:name="P4" style:family="paragraph" style:parent-style-name="Standard">
      <style:paragraph-properties fo:margin-top="0.106cm" fo:margin-bottom="0.106cm" loext:contextual-spacing="false" style:line-height-at-least="0.353cm" fo:text-align="justify" style:justify-single-word="false" fo:break-before="page"/>
      <style:text-properties style:font-name="Garamond" fo:font-size="10pt" officeooo:paragraph-rsid="0006f1db" style:font-size-asian="10pt" style:font-name-complex="Garamond" style:font-size-complex="14pt"/>
    </style:style>
    <style:style style:name="P5" style:family="paragraph" style:parent-style-name="Standard">
      <style:paragraph-properties fo:margin-top="0.199cm" fo:margin-bottom="0.199cm" loext:contextual-spacing="false" style:line-height-at-least="0.353cm" fo:text-align="start" style:justify-single-word="false"/>
      <style:text-properties style:font-name="Garamond" fo:font-size="14pt" officeooo:paragraph-rsid="0006f1db" style:font-size-asian="14pt" style:font-name-complex="Garamond" style:font-size-complex="14pt"/>
    </style:style>
    <style:style style:name="T1" style:family="text">
      <style:text-properties style:font-name="Garamond" style:font-name-complex="Garamond"/>
    </style:style>
    <style:style style:name="T2" style:family="text">
      <style:text-properties style:font-name="JARDOTTY" style:font-name-complex="Garamond"/>
    </style:style>
    <style:style style:name="T3" style:family="text">
      <style:text-properties style:font-name="Impact"/>
    </style:style>
    <style:style style:name="T4" style:family="text">
      <style:text-properties style:font-name="Impact" officeooo:rsid="0006f1db"/>
    </style:style>
    <style:style style:name="T5" style:family="text">
      <style:text-properties officeooo:rsid="0006f1db"/>
    </style:style>
    <style:style style:name="T6" style:family="text">
      <style:text-properties fo:font-weight="bold" style:font-weight-asian="bold" style:font-weight-complex="bold"/>
    </style:style>
    <style:style style:name="T7" style:family="text">
      <style:text-properties fo:font-weight="bold" officeooo:rsid="0007e0cb"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7e0cb" style:font-style-asian="italic" style:font-weight-asian="bold" style:font-style-complex="italic" style:font-weight-complex="bold"/>
    </style:style>
    <style:style style:name="T10" style:family="text">
      <style:text-properties officeooo:rsid="0007e0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p>
      <text:p text:style-name="P3"><text:span text:style-name="T3">Chapter XXII</text:span><text:span text:style-name="T4">I</text:span> – <text:span text:style-name="T5">Personal Sin</text:span></text:p>
      <text:p text:style-name="P1"/>
      <text:p text:style-name="P5">1. To be a sin, an act must be a <text:s/>_ _ _ _ _ _ _ <text:s/>act, and it must break a <text:s/>_ _ _ _ _ _ _ .</text:p>
      <text:p text:style-name="P5"><text:span text:style-name="T1">2. A non-human act (</text:span><text:span text:style-name="T2">can</text:span><text:span text:style-name="T1">) (</text:span><text:span text:style-name="T2">cannot</text:span><text:span text:style-name="T1">) be a sin.</text:span></text:p>
      <text:p text:style-name="P5">3. One who fails to do something which it would be better for him to do, and which God can expect him to do, but which He does not oblige him to do, is guilty of <text:s/>_ _ _ _ _ _ _ .</text:p>
      <text:p text:style-name="P5"><text:span text:style-name="T1">4. In committing an imperfection, we (</text:span><text:span text:style-name="T2">do</text:span><text:span text:style-name="T1">) (</text:span><text:span text:style-name="T2">do not</text:span><text:span text:style-name="T1">) violate a law of God.</text:span></text:p>
      <text:p text:style-name="P5">5. Sin is divided into formal and <text:s/>_ _ _ _ _ _ _ , <text:s/>and into mortal and <text:s/>_ _ _ _ _ _ _ .</text:p>
      <text:p text:style-name="P5">6. Realisation of the sinfulness of an act at the moment we decide to do it is called <text:s/>_ _ _ _ _ _ _ .</text:p>
      <text:p text:style-name="P5">7. Advertence is in our <text:s/>_ _ _ _ _ _ _ . <text:s/><text:line-break/>Freedom is in our <text:s/>_ _ _ _ _ _ _ .</text:p>
      <text:p text:style-name="P5">8. The only faculty that can sin is our <text:s/>_ _ _ _ _ _ _ .</text:p>
      <text:p text:style-name="P5"><text:span text:style-name="T1">9. To commit a formal sin, we must have (</text:span><text:span text:style-name="T2">at least some</text:span><text:span text:style-name="T1">) (</text:span><text:span text:style-name="T2">full</text:span><text:span text:style-name="T1">) advertence, and (</text:span><text:span text:style-name="T2">at least some</text:span><text:span text:style-name="T1">) (</text:span><text:span text:style-name="T2">full</text:span><text:span text:style-name="T1">) freedom.</text:span></text:p>
      <text:p text:style-name="P5"><text:span text:style-name="T1">10. Billy forgets that it is a holy day of obligation, and so does not go to Mass. He commits (</text:span><text:span text:style-name="T2">an imperfection</text:span><text:span text:style-name="T1">) (</text:span><text:span text:style-name="T2">a material sin</text:span><text:span text:style-name="T1">) (</text:span><text:span text:style-name="T2">a formal venial sin</text:span><text:span text:style-name="T1">) (</text:span><text:span text:style-name="T2">a formal mortal sin</text:span><text:span text:style-name="T1">).</text:span></text:p>
      <text:p text:style-name="P5">11. Mortal sin is so called because it causes God to remove <text:s/>_ _ _ _ _ _ _ <text:s text:c="2"/>_ _ _ _ _ _ _ <text:s/>from our soul.</text:p>
      <text:p text:style-name="P5"><text:span text:style-name="T1">12. Venial sin (</text:span><text:span text:style-name="T2">does</text:span><text:span text:style-name="T1">) (</text:span><text:span text:style-name="T2">does not</text:span><text:span text:style-name="T1">) remove sanctifying grace from our soul.</text:span></text:p>
      <text:p text:style-name="P5">13. Formal mortal sin separates us from God considered as our supernatural <text:s/>_ _ _ _ _ _ _ .</text:p>
      <text:p text:style-name="P5">14. When a man commits a formal mortal sin, he chooses a creature as his <text:s/>_ _ _ _ _ _ _ .</text:p>
      <text:p text:style-name="P5"><text:soft-page-break/>15. Formal venial sin is opposed to the <text:s/>_ _ _ _ _ _ _ <text:s/>of charity.</text:p>
      <text:p text:style-name="P5">16. To commit a formal mortal sin, we must break a <text:s/>_ _ _ _ _ _ _ <text:s/>law of God, in <text:s/>_ _ _ _ _ _ _ <text:s/>matter, with <text:s/>_ _ _ _ _ _ _ <text:s/>advertence and <text:s/>_ _ _ _ _ _ _ <text:s/>freedom.</text:p>
      <text:p text:style-name="P5"><text:span text:style-name="T1">17. With full advertence and freedom, a man gives way to vain glory. He commits (</text:span><text:span text:style-name="T2">an imperfection</text:span><text:span text:style-name="T1">) (</text:span><text:span text:style-name="T2">a material sin</text:span><text:span text:style-name="T1">) (</text:span><text:span text:style-name="T2">a formal venial sin</text:span><text:span text:style-name="T1">) (</text:span><text:span text:style-name="T2">a formal mortal sin</text:span><text:span text:style-name="T1">).</text:span></text:p>
      <text:p text:style-name="P5">18. Material sin can have two bad effects: <text:s/>_ _ _ _ _ _ _ <text:s/>and <text:s/>_ _ _ _ _ _ _ .</text:p>
      <text:p text:style-name="P5">19. Formal venial sin prevents our supernatural <text:s/>_ _ _ _ _ _ _ <text:s/>from growing in fervour.</text:p>
      <text:p text:style-name="P5">20. Hence, it also prevents the Gifts of <text:s/>_ _ _ _ _ _ _ <text:s text:c="3"/>_ _ _ _ _ _ _ from developing.</text:p>
      <text:p text:style-name="P5">21. Hence it robs us of supernatural <text:s/>_ _ _ _ _ _ _ <text:s/>which is a sort of foretaste of heaven.</text:p>
      <text:p text:style-name="P5">22. Formal mortal sin removes the indwelling of <text:s/>_ _ _ _ _ _ _ <text:s/>in our soul.</text:p>
      <text:p text:style-name="P5"><text:span text:style-name="T1">23. Any formal mortal sin destroys all the supernatural virtues. This (</text:span><text:span text:style-name="T2">is</text:span><text:span text:style-name="T1">) (</text:span><text:span text:style-name="T2">is not</text:span><text:span text:style-name="T1">) correct.</text:span></text:p>
      <text:p text:style-name="P5"><text:span text:style-name="T1">24. Any formal mortal sin destroys all the Gifts of the Holy Ghost. This (</text:span><text:span text:style-name="T2">is</text:span><text:span text:style-name="T1">) (</text:span><text:span text:style-name="T2">is not</text:span><text:span text:style-name="T1">) correct.</text:span></text:p>
      <text:p text:style-name="P5">25. Formal mortal sin makes us responsible for the death of <text:s/>_ _ _ _ _ _ _ .</text:p>
      <text:p text:style-name="P5">26. By removing supernatural charity, formal mortal sin makes us cease to be God's <text:s/>_ _ _ _ _ _ _ .</text:p>
      <text:p text:style-name="P5">27. The worst suffering in hell is the <text:s/>_ _ _ _ _ _ _ .</text:p>
      <text:p text:style-name="P5">28. The worst feature of the sufferings in hell is the fact that they are <text:s/>_ _ _ _ _ _ _ .</text:p>
      <text:p text:style-name="P5">29. Scripture says: “He who sins is the <text:s/>_ _ _ _ _ _ _ <text:s/>of sin.”</text:p>
      <text:p text:style-name="P5">30. Formal mortal sin makes our life a journeying towards <text:s/>_ _ _ _ _ _ _ .</text:p>
      <text:p text:style-name="P5"/>
      <text:p text:style-name="P4">1. To be a sin, an act must be a (<text:span text:style-name="T9">human</text:span>) act, and it must break a (<text:span text:style-name="T9">law of God</text:span>). 2. A non-human act (can) (<text:span text:style-name="T8">cannot</text:span>) be a sin. 3. One who fails to do something which it would be better for him to do, and which God can expect him to do, but which He does not oblige him to do, is guilty of (<text:span text:style-name="T9">imperfection</text:span>). 4. In committing an imperfection, we (do) (<text:span text:style-name="T8">do not</text:span>) violate a law of God. 5. Sin is divided into formal and (<text:span text:style-name="T9">material</text:span>), and into mortal and (<text:span text:style-name="T9">venial</text:span>). 6. Realisation of the sinfulness of an act at the moment we decide to do it is called (<text:span text:style-name="T9">advertance</text:span>). 7. Advertence is in our (<text:span text:style-name="T9">intellect</text:span>). Freedom is in our (<text:span text:style-name="T9">will</text:span>). 8. The only faculty that can sin is our (<text:span text:style-name="T9">will</text:span>). 9. To commit a formal sin, we must have (<text:span text:style-name="T8">at least some</text:span>) (full) advertence, and (<text:span text:style-name="T8">at least some</text:span>) (full) freedom. 10. Billy forgets that it is a holy day of obligation, and so does not go to Mass. He commits (an imperfection) (<text:span text:style-name="T8">a material sin</text:span>) (a formal venial sin) (a formal mortal sin). 11. Mortal sin is so called because it causes God to remove (<text:span text:style-name="T9">sanctifying grace</text:span>) from our soul. 12. Venial sin (does) (<text:span text:style-name="T8">does not</text:span>) remove sanctifying grace from our soul. 13. Formal mortal sin separates us from God considered as our supernatural (<text:span text:style-name="T9">last end</text:span>). 14. When a man commits a formal mortal sin, he chooses a creature as his (<text:span text:style-name="T9">last end</text:span>). 15. Formal venial sin is opposed to the (<text:span text:style-name="T9">virtue</text:span>) of charity. 16. To commit a formal mortal sin, we must break a (<text:span text:style-name="T9">grave</text:span>) law of God, in (<text:span text:style-name="T9">grave</text:span>) matter, with (<text:span text:style-name="T9">full</text:span>) advertence and (<text:span text:style-name="T9">full</text:span>) freedom. 17. With full advertence and freedom, a man gives way to vain glory. He commits (an imperfection) (a material sin) (<text:span text:style-name="T8">a formal venial sin</text:span>) (a formal mortal sin). 18. Material sin can have two bad effects: (<text:span text:style-name="T9">bad habit</text:span>) and (<text:span text:style-name="T9">bad example</text:span>). 19. Formal venial sin prevents our supernatural (<text:span text:style-name="T9">charity</text:span>) from growing in fervour. 20. Hence, it also prevents the Gifts of (<text:span text:style-name="T9">the Holy Ghost</text:span>) from developing. 21. Hence it robs us of supernatural (<text:span text:style-name="T9">contemplation</text:span>) which is a sort of foretaste of heaven. 22. Formal mortal sin removes the indwelling of (<text:span text:style-name="T9">the Blessed Trinity</text:span>) in our soul. 23. Any formal mortal sin destroys all the supernatural virtues. This (is) (<text:span text:style-name="T8">is not</text:span>) correct. 24. Any formal mortal sin destroys all the Gifts of the Holy Ghost. This (<text:span text:style-name="T8">is</text:span>) (is not) correct. 25. Formal mortal sin makes us responsible for the death of (<text:span text:style-name="T9">Christ</text:span>). 26. By removing supernatural charity, formal mortal sin makes us cease to be God's (<text:span text:style-name="T9">adopted children</text:span>). 27. The worst suffering in hell is the (<text:span text:style-name="T9">pain of loss</text:span>). 28. The worst feature of the sufferings in hell is the fact that they are (<text:span text:style-name="T9">eternal</text:span>). 29. Scripture says: “He who sins is the (<text:span text:style-name="T9">slave</text:span>) of sin.” 30. Formal mortal sin makes our life a journeying towards (<text:span text:style-name="T9">h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JARDOTTY" svg:font-family="JARDOTTY"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09:41:57.754835217</meta:creation-date>
    <meta:print-date>2016-02-23T08:26:27.703315937</meta:print-date>
    <dc:date>2016-02-23T10:53:04.852713297</dc:date>
    <meta:editing-duration>PT28M38S</meta:editing-duration>
    <meta:editing-cycles>4</meta:editing-cycles>
    <meta:generator>LibreOffice/4.3.3.2$Linux_X86_64 LibreOffice_project/430m0$Build-2</meta:generator>
    <meta:document-statistic meta:table-count="0" meta:image-count="0" meta:object-count="0" meta:page-count="3" meta:paragraph-count="33" meta:word-count="1169" meta:character-count="5514" meta:non-whitespace-character-count="4328"/>
  </office:meta>
</office:document-meta>
</file>